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loext:contextual-spacing="false"/>
      <style:text-properties officeooo:rsid="000e13c4" officeooo:paragraph-rsid="000e13c4"/>
    </style:style>
    <style:style style:name="P2" style:family="paragraph" style:parent-style-name="Preformatted_20_Text">
      <style:paragraph-properties fo:margin-top="0cm" fo:margin-bottom="0.499cm" loext:contextual-spacing="false"/>
      <style:text-properties officeooo:paragraph-rsid="000fd02f"/>
    </style:style>
    <style:style style:name="T1" style:family="text">
      <style:text-properties officeooo:rsid="000fd0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nte view-source:http://positivewordsresearch.com/palavras-positivas/,</text:p>
      <text:p text:style-name="P2"><text:bookmark text:name="line1"/>able, aceita , aceitação , aceitável , aceito , aceitando, ação, ativar, active, add, adição, adorável, vantagem, afirme, sem idade, concorda, agradável, aid, aim, abundância, prestação de contas, realização , realizar, exactidão, façanha , alcançar, agradecimento, adaptabilidade, adventure , adventurous, agilidade, agilidade, ambição, antecipação, agradecemos , appreciation , grata , appreciativeness, assertividade , assertiva, atenção, audácia, aware , consciência, autêntico , autenticidade, abracadabra, atração, permitem , permitindo, carinho , carinhoso, absorvido, alert, surpreendido, awe , awed, animate , animado , animando , animação , animateness, ardente, surpresa, impressionante , awesomeness, excitado, surpreendido , astonishing, divertido, air , airness, aloha, adore, admire, admirável, allure, angel , angélico, o altruísmo , altruístas, abundam , abundante , abounds, abundante, absoluto , absolutamente, acessível, aclamado, acomodar , acomodado , acomodação , acomodando, ampla, apreciativo alegria, amin, accentuactivity, actability, afável, vivacidade , altrucause, amável, surpresa, atrativo, alive , vivacidade, acclaim, satisfação abundante, aclamação, realizado, realizações, preciso, precisamente, achievable, realizações, ação para a felicidade, passos activa e construtiva, atos de bondade, adaptável, adaptáveis, adequada , admiravelmente, admiração, admirado, adorado, adorando, adoração, advanced, vantajosa, vantajosamente, vantagens, afabilidade, afavelmente, a afinidade, afirmação, afirmativo, afluência, affluent, pagar, acessível, acessível, ágil, ágil, afabilidade, agradavelmente, alinhados tudo vai bem, sedutor, sedutora, cura alternativa, altruisticamente, surpreenda, surpresa, espanta, surpreendentemente, amabilidade, cordialidade, amigável, de forma amigável, divertido, recurso, atraente, aplaudir, apreciáveis &amp;#x200b;&amp;#x200b;apreciado, aprecia, apreciação da beleza, com apreço, for caso disso, aprovação, aprovar, ardor, arte de agradecimento, art de quietude, arte de bem,estar, seguros, por uma razão de ser, acaronar, acomodatícia, altitudinarian, palavras incrível, amiabily,<text:bookmark text:name="line11"/>beatificar, beatitude, benéfico, benefício, benevolente, amada, melhor, melhor, bless , bênção , abençoado, bliss , blissfulness , feliz, flor, balance , equilibrado, beleza , bonito , lindamente, pertence , pertencentes, ousadia, coragem, brilliance , brilhante, bliss on tap, além fabuloso, biophilia, brilhante, brilho, balistic de desmonte, ardência, cegando, breathtaking, borbulhando, rebentar, blisscipline, buyancy, otimismo, vivacidade, flutuabilidade breeziness, brio, ser extraordinário, be happy , embelezar, estando em repouso, benfeitor, benefícios, a benevolência, estado benevolentemente, benevolentemente alegre of mind, o melhor de todos os mundos possíveis, além de, beleza em todas as coisas, beingness, crível, irmãos de sangue<text:bookmark text:name="line12"/>,cuidados , importando,se, calma, crie, criativo , criatividade , criatividade, capaz , capacidade , competentemente, comemorar , celebração, certos , certeza, caritativo , caridade, charme , encanto , charmer, escolha, clean , limpeza, conforto , confortável , consolação, cuddle , carinho, sinceridade, cuidado, desafio, mudança, alegre , alegria, clarity, colaboração, o comprometimento, comunicação, comunidade, compaixão , compassivo, competente , competência , competency, concentração, confiável , confiança, consciência, consistência , consistente, conteúdo , contentamento, continuidade , continuando, contribuição, convicção , convincentes, cooperação, coragem, cortesia , cortês curioso , curiosidade, chakra, legal, claro dirigido, centrado, estagnação, companheirismo, atencioso , consideração, comunhão, connect , conectado , conexão , conexidade , conquistar, bonito, carisma , carismática, recolhida, vontade alegre, elogios, congruência, cordial, crank (up), capital, rolhagem, claro, carícia, bom humor, palavras de cortesia, contente, aconchego, cuteness,<text:bookmark text:name="line13"/>direção, delicado, decente, desejável, delicioso , delícia, do, dream , sonhador, dynamic, ousadia, determinação, prazer , encantado , delicioso, fiabilidade, desejo, determinação, dedicação, dignidade, assiduidade, disciplina, descoberta, discrição, diversidade, drive, dever, divino, deslumbrado, disney, devotado, dandy, daimon, afável, destacamento, dedicado, dauwtrappen, brilhe, deliciosa,<text:bookmark text:name="line14"/>empatia , empatia , enfático, fácil , facilmente , mais fácil, educar , educação , educado, eficiente, activo , habilitado, energética , energize , energia, engage , intervir , envolvido, enjoy , prazer, bastante, ansioso , ânsia, eficácia, eficiência, elation, <text:soft-page-break/>elegance, incentive , incentivo , incentivada, endurance, igualdade, excelência , excelente, excite , emoção , animado, experiência, competência, exploração, expressividade , expressando, iluminação, eterno, exaltação, emular, empower , responsabilizar , autorizado, expansivo, emocionante, entusiasmado , entusiasmo, redigido, encantado, em transe, eufórico, exaltado, encantado, exuberante , exuberance, expectante, equânime, animada, eficácia, facilidade, exemplares, extraordinário, sério, elevate , elevado, equanimidade, a facilidade de mente, animado antecipação, extra, equidade , eqüitativa , equitable, fácil de falar, de fácil abordagem, ecstatify, eudemonismo, eudaemonist, eudaemonistic, eudaimonia, eudamonia, evolui, exaltando, exstatisfy, exultante, astronômico, campeão ‘, elétrico, enormous , excepcional, emocionante, requintado, sem esforço, eunoia, ecosofia, efervescência, abrace, autorizando palavras, palavras encorajadoras, erlebnis,<text:bookmark text:name="line15"/>fantastic, se sentir bem , sentir-se bem, flow , fluxo, fabuloso, fair, fé, fiel, fame, favorito, justiça, família, fidelidade, flexibilidade, foco, floreio, perdoe , perdoando , perdão, coragem, free , liberdade, frugalidade, fun, futuro, amigo , amigo , amizade , uso, fascinate , fascinada, cumprir , cumpridas, food, resoluto , feistiness, viável, fina, sem medo, festivo , festiveness, fit, fantabulous, freecycle, funerific, funology, flawless, famoso, fantasia, altivo, ftw, piadas engraçadas, ostentando, fondle,<text:bookmark text:name="line16"/>glow, generoso , generosidade, gerar, genial, genius, genuíno, presente, dê , dar, bom, a bondade, indo para o extra mile, grace, gratidão , gratefulness, crescer , crescimento, guia , orientadores , orientação, deus, aterrada, glory , a piedade, bons sentimentos, groovy, vertiginoso, glad, boa saúde, glamour, rindo, deusa, lindo , gorgeousness, grandiosidade, generavity, cavalheiro, gigantesco, grande, grande, gengibre, bem-humorada, reputação, greatful, gemutlichkeit, gibigiana, gigil, boa espírito residente, boa palavra, palavras boas, bem-humorada, reputação,<text:bookmark text:name="line17"/>esperança , esperança, felicidade , feliz , felizmente, harmonioso , harmonizar , harmonia, saúde , saudável, coração, olá, help , útil , ajudando, hot , honesto , honestidade, humano, humor, gentileza, herói , heroísmo, santa , santidade, honra, hospitalidade, humilde, céu , celestial, halo, heartfelt, reconfortante, unidirecionalidade, feliz hearted, diligente, bonito, enorme, high-spiritedness, altamente distinto, palavras feliz, coração de abertura, hospitaleiro, prosperidade humana, altamente distinta,<text:bookmark text:name="line18"/>imaginação, inspire , inspiração , inspirado , inspirado, em-amor, idea, incrível, inovar , inovação, interessante , juros , interessado, melhoria, independência, influência, criatividade, paz interior, insight , insightfulness , perspicaz, integridade, inteligência , inteligente , a intensidade, a intimidade, intuição, criatividade, investimento, intenção, revigorar , revigorado, intrigado, envolver , envolvidos, inclusão, inocente, inefável, intrepid, idealismo, iluminação , iluminado, incomparável, invencível, inquisitive, infinito, infinidade, ilustre inner , ichariba chode, ikigai, cuteness incredible, habitação, palavras inspiradas, inspiração palavra, palavras inspiradoras, iridescent, ilustre inner,<text:bookmark text:name="line19"/>alegria , alegre , alegria, piada, alegre, jovial, apenas, justiça, jubilante, juvenescent, jumpy, jammin, jubilingo,<text:bookmark text:name="line110"/>bondade , espécie , tipo-coração , gentilmente, mantenha-up, beijo, conhecimento, gatinhos, keen, kaajhuab, kalon, kilig, palavras amáveis, koibito kibun,<text:bookmark text:name="line111"/>gosto, para rir , rir, aprender , learning, vida, vivo , vida, de luxo, longevidade, lealdade , fiel, love , adorável , amando, liberdade, logic, leader , liderança, sorte , lucky, luz, bondade amorosa, alegre, vida do partido, bonito, amando aceitação, sentimentos amorosos, trabalhadores da luz, guiar, luz de nevoeiro, vidas através, palavras do amor, amante da beleza, brilhante, brilhante cores,<text:bookmark text:name="line112"/>significado , significativa, mais, magnífico, majestade, muitos, maravilhoso, merit, motive, milagre, mágica, fazendo uma diferença, mastery, maturidade, consciente , mindfulness, modéstia, motivação , motivational, misericórdia, meditação, alucinante, maduro, movido, movimento, mutualidade, luto, meliorismo, mench, mindsight, mindsight, major, suave, palavras significativas, memorável, morphing, palavras motivado, palavras de motivação, palavras inspiradores, mudanças,<text:bookmark text:name="line113"/>nobre, alimentando , consolide, não-resistência , não resistente, novo, agradável, nirvana, puro, feito-natureza, nutrir , nutrido , nutritivo , alimentação, namaste, neotenia, palavras bonitas,<text:bookmark text:name="line114"/>optimista , otimista, pendentes, ok, on, em diante, open , abertamente , abertura, de mente aberta, oportunidade, original, a abertura, otimismo, ordem, organização, originalidade, resultado, orientação, obediente, de coração aberto, <text:soft-page-break/>omg, superado, om mani padme, extrovertido, unidade, outernationalist, excessivamente otimista,<text:bookmark text:name="line115"/> perfeito , perfeição, energia positiva, pensamentos positivos, eventos positivos, circunstâncias positivas, crenças positivas, paz , pacificar, paradise , paradisíacas, paixão , apaixonado, por favor, pure, perspectivas, perseverança, persistência, crescimento pessoal, prazer, positivo, atitude positiva palavras, o poder , poderoso, praticidade, precisão, prontidão, presença, preservação, privacidade, proatividade , proactive, progresso, prosperidade próspero, pontualidade , pontual, paciência, orgulhoso, satisfeito, play , brincalhão , ludicidade, a participação, a finalidade, pick-me -up, pronia, pias, filhotes de cachorro, educado, espírito positivo, pensamento positivo, bonito, muito, perdão, perkiness, picante, posichoice, posidriving, posifit, posilenz, posimass, posiminder, posiratio, posiripple, posirippler, posiripples, posisinger, posisite , posistrength, positibilitarian, positraction, positude, posivalues, posiword, possibilitado, presteza, proto, impagável, pep , peppiness, permalicious, corajosa, pollyannaism, orgulho, sentimentos positivos, paz de espírito, palavras calmo, petrichor, philocalist, emoções positivas, sentimentos positivos vocabulário positivo, palavras do poder, palavras positivas poderosos, palavras poderosas, power-on, power-up, proteger<text:bookmark text:name="line116"/>, qualidade, calmo , tranquilidade, catita, de repouso, rainha, acelerando, quiddity, repouso mente, palavras de qualidade<text:bookmark text:name="line117"/>, respeito, radiante, pronto , prontidão, real , a realidade, razão, recomendar, refresh , refrescado, relax , relaxado, alívio, aliviar , aliviado, notável, a racionalidade, o reconhecimento, relações, confiável , confiabilidade, religião, desenvoltura, responsabilidade, retidão, assunção de riscos, romance, revelação, revived, restaurar , restaurado, rest , descansado, renovar , renovada, rejuvenescer , rejuvenescido, êxtase , arrebatador, resilient , resilience, reverência, ripe, renascido, parentesco, rasasvada, repose, rosiness, ceder, de renome, respeitada, rainbow, romântico, ceder, renomado<text:bookmark text:name="line118"/>, âmbito, smile , sorriso, soulmate, soul , com alma, sagrado, safe , segurança, seguro , seguro , segurança, sustentar , sustentado, save, poupança, simples , simplificar, abnegação, auto-estima, serviço, simplicidade, sinceridade, habilidade , hábil, espírito, sereno , serenidade, estabilidade, resistência, estilo, sistematização, o amor-próprio, se esforçam, a salvação, a auto-estima, auto-perdão, a serve, simpático, autocompaixão, auto-bondade, spellbound, estimulado , estimular , estímulo, satisfeito, ainda, surpreendido, sleep, expressão sexual, abrigo, auto-expressão, espaço , espaçosos, a espontaneidade , espontânea, luz do sol, spark , faísca , sparkles, sweet , doçura, apoio , apoio , suportado, sexy , sexiness, supreme suculenta, querido, estudo , estudioso, savour , saboreando, suficiente, estupendo, ganhos , swaggy, splendid, a smart, espetacular, especial, serendipity, sinergia, shine , shining, iniciar, firmeza, sublime, sunniness, superpotência, corajosa, shape -shifting virtuoso,-stretching alma, palavras fortes<text:bookmark text:name="line119"/>, true, trust , confiante, tato, teach , dócil, equipe, grato , obrigado , obrigado , agradecimentos, terapia, tempo, trabalho em equipe, oportunidade, tolerância, tradição, tranquilo , tranquilidade, verdade , veracidade, concurso, emocionado, touch , tocado, agradado, à matéria, de saber, de ser conhecido, para ser visto, transformador , transformação , transformar, triunfo, thrive , próspera, tenacidade, para ser, transparente, temul, com ternura, tidsoptimist, tempo optimista<text:bookmark text:name="line120"/>, unificação, unique, melhoria, ultimate, incondicional, upgrade, útil, de fácil utilização, a unidade, entende , entendimento , entendida, unificação de mente, up, melhoria das qualificações, inacreditável, imperturbável, irreal, surpresa, ousado, prazer ousado, insuportavelmente bonito , unhurry, inacreditável, imperturbável, irreal, espanto<text:bookmark text:name="line121"/>, vitalidade, valor , valores , valioso, virtuosa, válido, verificar a, muito, viável, virtude, vitória , vitorioso, variedade, vulnerabilidade , vulnerável, vibrante, voto, vim, vigor, a veneração, vocabuleverage, versatilidade<text:bookmark text:name="line122"/>, worth , digno , dignidade, riqueza, warm , o calor, bem-vindo, dispostos disposto , vontade, sabedoria, sábio, ganhou, maravilhoso, bem-estar, sinceridade, wow, maravilha, água, poço, bem estar, bem estar, inteiro, maravi- trabalho, win , vencível , vencer, walwalun<text:bookmark text:name="line123"/>, xo, x-ray vision, xenodochial, xfactor, xenophile, hospitaleiro<text:span text:style-name="T1">, a juventude , jovem, novo, young-em-coração, yippee, yay, ansiar, sim, sim, gostoso, iene, yesability, yugen, yaraana, yesable, você é amado,</text:span><text:bookmark text:name="line125"/><text:span text:style-name="T1"> zeloso, zelo zest , picante , zestful, zippy, zing, zappy, za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16S</meta:editing-duration>
    <meta:editing-cycles>6</meta:editing-cycles>
    <meta:generator>LibreOffice/5.0.6.3$Windows_x86 LibreOffice_project/490fc03b25318460cfc54456516ea2519c11d1aa</meta:generator>
    <dc:date>2017-05-31T09:34:55.890000000</dc:date>
    <meta:document-statistic meta:table-count="0" meta:image-count="0" meta:object-count="0" meta:page-count="3" meta:paragraph-count="2" meta:word-count="1724" meta:character-count="14289" meta:non-whitespace-character-count="12567"/>
    <meta:user-defined meta:name="Info 1"/>
    <meta:user-defined meta:name="Info 2"/>
    <meta:user-defined meta:name="Info 3"/>
    <meta:user-defined meta:name="Info 4"/>
  </office:meta>
</office:document-meta>
</file>